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text:span text:style-name="T3"/></text:p>
      <text:p text:style-name="P3"><text:span text:style-name="T4">Experiment(22):-</text:span><text:span text:style-name="T5"/></text:p>
      <text:p text:style-name="P3"><text:span text:style-name="T6">Aim:-</text:span></text:p>
      <text:p text:style-name="P3"><text:span text:style-name="T7">smart home using WPA security&amp; radius server</text:span></text:p>
      <text:p text:style-name="P3"><text:span text:style-name="T8">Requirements:-</text:span></text:p>
      <text:p text:style-name="P3"><text:span text:style-name="T9">server,switch,laptop,wireless router,fan,lamp,door,garage door,pc.</text:span></text:p>
      <text:p text:style-name="P3"><text:span text:style-name="T10">Algorithm:-</text:span><text:span text:style-name="T11"/></text:p>
      <text:p text:style-name="P3"><text:span text:style-name="T11">step1:-first take server,switch,wireless connector </text:span></text:p>
      <text:p text:style-name="P3"><text:span text:style-name="T11">step2:-connect that three with connectors</text:span></text:p>
      <text:p text:style-name="P3"><text:span text:style-name="T11">step3:-now fix fan,door,lamp,garage door.</text:span></text:p>
      <text:p text:style-name="P3"><text:span text:style-name="T11">step4:-go to every device and change the name of the device then connect to wireless connector</text:span></text:p>
      <text:p text:style-name="P3"><text:span text:style-name="T11">step5:-connect the switch to the pc then we can access all with pc.</text:span></text:p>
      <text:p text:style-name="P4"><text:span text:style-name="T11"/></text:p>
      <text:p text:style-name="P4"><draw:frame text:anchor-type="as-char" svg:width="152.40mm" svg:height="85.73mm" style:rel-width="scale" style:rel-height="scale"><draw:object-ole xlink:href="OleObj1"/><draw:image xlink:href="ObjectReplacements/OleObj1"/></draw:frame><text:span text:style-name="T11"/></text:p>
      <text:p text:style-name="P4"><draw:frame text:anchor-type="as-char" svg:width="152.40mm" svg:height="85.73mm" style:rel-width="scale" style:rel-height="scale"><draw:object-ole xlink:href="OleObj2"/><draw:image xlink:href="ObjectReplacements/OleObj2"/></draw:frame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5"><text:span text:style-name="T11"/></text:p>
      <text:p text:style-name="P6"><text:span text:style-name="T11"/></text:p>
      <text:p text:style-name="P7"><text:span text:style-name="T11"/></text:p>
      <text:p text:style-name="P8"><text:span text:style-name="T11"/></text:p>
      <text:p text:style-name="P9"><text:span text:style-name="T11"/></text:p>
      <text:p text:style-name="P9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